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161.03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28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>
      <style:table-cell-properties fo:wrap-option="wrap" style:vertical-align="bottom"/>
    </style:style>
    <style:style style:name="ce3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4" style:family="table-cell" style:parent-style-name="Default" style:data-style-name="N41"/>
    <style:style style:name="ce5" style:family="table-cell" style:parent-style-name="Default" style:data-style-name="N4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5" table:formula="of:=SUM([.F2:.F33])" office:value-type="time" office:time-value="PT48H36M00S" calcext:value-type="time">
            <text:p>48:36:00</text:p>
          </table:table-cell>
          <table:table-cell table:number-columns-repeated="2"/>
        </table:table-row>
        <table:table-row table:style-name="ro2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2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3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5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2" office:value-type="string" calcext:value-type="string">
            <text:p>lot_personasXLote.php;personasXLote.js</text:p>
          </table:table-cell>
          <table:table-cell/>
        </table:table-row>
        <table:table-row table:style-name="ro5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/>
          <table:table-cell table:style-name="ce3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1]-[.D2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2]-[.D2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3]-[.D2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4]-[.D2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5]-[.D2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6]-[.D2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7]-[.D2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8]-[.D2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9]-[.D2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0]-[.D3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1]-[.D3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2]-[.D3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3]-[.D33]" office:value-type="time" office:time-value="PT00H00M00S" calcext:value-type="time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7:15:39.858760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10T17:16:27.433349590</dc:date>
    <meta:editing-duration>PT17H8M56S</meta:editing-duration>
    <meta:editing-cycles>30</meta:editing-cycles>
    <meta:generator>LibreOffice/5.1.6.2$Linux_x86 LibreOffice_project/10m0$Build-2</meta:generator>
    <meta:document-statistic meta:table-count="2" meta:cell-count="120" meta:object-count="0"/>
  </office:meta>
</office:document-meta>
</file>